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3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draw:auto-grow-height="true" fo:min-height="3.33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.274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92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2.923cm"/>
      <style:paragraph-properties style:writing-mode="lr-tb"/>
    </style:style>
    <style:style style:name="pr8" style:family="presentation" style:parent-style-name="Impress1-outline1">
      <style:graphic-properties fo:min-height="9.9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text-properties fo:font-size="26.7000007629395pt"/>
    </style:style>
    <style:style style:name="P2" style:family="paragraph">
      <loext:graphic-properties draw:fill-color="#ffffff"/>
      <style:text-properties fo:font-size="26.7000007629395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3.333cm" svg:x="2.2cm" svg:y="9.5cm" presentation:class="title">
          <draw:text-box>
            <text:p>Dr. StateMachine, or:</text:p>
          </draw:text-box>
        </draw:frame>
        <draw:frame presentation:style-name="pr2" draw:text-style-name="P2" draw:layer="layout" svg:width="23.8cm" svg:height="2.274cm" svg:x="2.2cm" svg:y="13.665cm" presentation:class="subtitle">
          <draw:text-box>
            <text:p text:style-name="P1">How I learned to stop worrying and love the finit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007cm" svg:x="2cm" svg:y="0.654cm" presentation:class="title" presentation:user-transformed="true">
          <draw:text-box>
            <text:p>When, where, and why should I use state machines?</text:p>
          </draw:text-box>
        </draw:frame>
        <draw:frame presentation:style-name="pr5" draw:layer="layout" svg:width="24cm" svg:height="10.15cm" svg:x="2cm" svg:y="5cm" presentation:class="outline" presentation:user-transformed="true">
          <draw:text-box>
            <text:list text:style-name="L3">
              <text:list-item>
                <text:p>How can I implement a state machine?</text:p>
              </text:list-item>
              <text:list-item>
                <text:p>What the heck is a state machine anyway?</text:p>
              </text:list-item>
              <text:list-item>
                <text:p>Who is this strange guy at the front of the room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923cm" svg:x="2cm" svg:y="0.695cm" presentation:class="title">
          <draw:text-box>
            <text:p>About me...</text:p>
          </draw:text-box>
        </draw:frame>
        <draw:frame presentation:style-name="pr8" draw:layer="layout" svg:width="24cm" svg:height="10.15cm" svg:x="2cm" svg:y="5cm" presentation:class="outline">
          <draw:text-box>
            <text:list text:style-name="L3">
              <text:list-item>
                <text:p>Eagle Scout</text:p>
              </text:list-item>
              <text:list-item>
                <text:p>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923cm" svg:x="2cm" svg:y="0.695cm" presentation:class="title">
          <draw:text-box>
            <text:p>About me...</text:p>
          </draw:text-box>
        </draw:frame>
        <draw:frame presentation:style-name="pr8" draw:layer="layout" svg:width="24cm" svg:height="10.15cm" svg:x="2cm" svg:y="5cm" presentation:class="outline">
          <draw:text-box>
            <text:list text:style-name="L3">
              <text:list-item>
                <text:p>I’ve been around technology for quite a while, but I’m fairly new to tech as a career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923cm" svg:x="2cm" svg:y="0.695cm" presentation:class="title">
          <draw:text-box>
            <text:p>About me...</text:p>
          </draw:text-box>
        </draw:frame>
        <draw:frame presentation:style-name="pr8" draw:layer="layout" svg:width="24cm" svg:height="10.15cm" svg:x="2cm" svg:y="5cm" presentation:class="outline">
          <draw:text-box>
            <text:list text:style-name="L3">
              <text:list-item>
                <text:p>I’m open to collaboration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923cm" svg:x="2cm" svg:y="0.695cm" presentation:class="title">
          <draw:text-box>
            <text:p>A quick detour</text:p>
          </draw:text-box>
        </draw:frame>
        <draw:frame presentation:style-name="pr8" draw:layer="layout" svg:width="24cm" svg:height="10.15cm" svg:x="2cm" svg:y="5cm" presentation:class="outline">
          <draw:text-box>
            <text:list text:style-name="L3">
              <text:list-item>
                <text:p>Dunning-Kruger</text:p>
              </text:list-item>
              <text:list-item>
                <text:p>Impostor syndro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923cm" svg:x="2cm" svg:y="0.695cm" presentation:class="title">
          <draw:text-box>
            <text:p>A quick detour</text:p>
          </draw:text-box>
        </draw:frame>
        <draw:frame presentation:style-name="pr8" draw:layer="layout" svg:width="24cm" svg:height="10.15cm" svg:x="2cm" svg:y="5cm" presentation:class="outline">
          <draw:text-box>
            <text:list text:style-name="L3">
              <text:list-item>
                <text:p>Where I stand in this journey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923cm" svg:x="2cm" svg:y="0.695cm" presentation:class="title">
          <draw:text-box>
            <text:p>A quick detour</text:p>
          </draw:text-box>
        </draw:frame>
        <draw:frame presentation:style-name="pr8" draw:layer="layout" svg:width="24cm" svg:height="10.15cm" svg:x="2cm" svg:y="5cm" presentation:class="outline">
          <draw:text-box>
            <text:list text:style-name="L3">
              <text:list-item>
                <text:p>The important thing..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007cm" svg:x="2cm" svg:y="0.653cm" presentation:class="title" presentation:user-transformed="true">
          <draw:text-box>
            <text:p>A brief history lesson: <text:s text:c="8"/>Turing machines</text:p>
          </draw:text-box>
        </draw:frame>
        <draw:frame presentation:style-name="pr8" draw:layer="layout" svg:width="24cm" svg:height="10.15cm" svg:x="2cm" svg:y="5cm" presentation:class="outline" presentation:user-transformed="true">
          <draw:text-box>
            <text:list text:style-name="L3">
              <text:list-item>
                <text:p>Infinite tape that holds a set of symbols (or empty spaces)</text:p>
              </text:list-item>
              <text:list-item>
                <text:p>A mechanism (“head”) which can:</text:p>
                <text:list>
                  <text:list-item>
                    <text:p>Move left and right</text:p>
                  </text:list-item>
                  <text:list-item>
                    <text:p>Read values</text:p>
                  </text:list-item>
                  <text:list-item>
                    <text:p>Erase values</text:p>
                  </text:list-item>
                  <text:list-item>
                    <text:p>Write values</text:p>
                  </text:list-item>
                </text:list>
              </text:list-item>
              <text:list-item>
                <text:p>A separate set of instructions</text:p>
                <text:list>
                  <text:list-item>
                    <text:p>Can hold a limited amount of da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007cm" svg:x="2cm" svg:y="0.653cm" presentation:class="title" presentation:user-transformed="true">
          <draw:text-box>
            <text:p>A brief history lesson: <text:s text:c="8"/>Turing machines</text:p>
          </draw:text-box>
        </draw:frame>
        <draw:frame presentation:style-name="pr8" draw:layer="layout" svg:width="24cm" svg:height="10.15cm" svg:x="2cm" svg:y="5cm" presentation:class="outline" presentation:user-transformed="true">
          <draw:text-box>
            <text:list text:style-name="L3">
              <text:list-item>
                <text:p>It is my contention that these operations include all those which are used in the computation of a number.</text:p>
                <text:list>
                  <text:list-item>
                    <text:p>Turing (1937), p. 232. (https://www.cs.virginia.edu/~robins/Turing_Paper_1936.pdf)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007cm" svg:x="2cm" svg:y="0.653cm" presentation:class="title" presentation:user-transformed="true">
          <draw:text-box>
            <text:p>A brief history lesson: <text:s text:c="8"/>Turing machines</text:p>
          </draw:text-box>
        </draw:frame>
        <draw:frame presentation:style-name="pr8" draw:layer="layout" svg:width="24cm" svg:height="10.15cm" svg:x="2cm" svg:y="5cm" presentation:class="outline" presentation:user-transformed="true">
          <draw:text-box>
            <text:list text:style-name="L3">
              <text:list-item>
                <text:p>In other words: <text:s/>Using a Turing machine, we can compute anything that is computable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007cm" svg:x="2cm" svg:y="0.653cm" presentation:class="title" presentation:user-transformed="true">
          <draw:text-box>
            <text:p>A brief history lesson: <text:s text:c="8"/>Turing machines</text:p>
          </draw:text-box>
        </draw:frame>
        <draw:frame presentation:style-name="pr8" draw:layer="layout" svg:width="24cm" svg:height="10.15cm" svg:x="2cm" svg:y="5cm" presentation:class="outline" presentation:user-transformed="true">
          <draw:text-box>
            <text:list text:style-name="L3">
              <text:list-item>
                <text:p>The impact:</text:p>
                <text:list>
                  <text:list-item>
                    <text:p>What was originally a theoretical thought experiment, became the basis for computing today.</text:p>
                  </text:list-item>
                  <text:list-item>
                    <text:p>More inputs and outputs, limited memory</text:p>
                  </text:list-item>
                  <text:list-item>
                    <text:p>Most popular programming languages today are Turing complete, meaning they can be made to compute anything that is computable.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007cm" svg:x="2cm" svg:y="0.653cm" presentation:class="title" presentation:user-transformed="true">
          <draw:text-box>
            <text:p>A brief history lesson: <text:s text:c="8"/>Turing machines</text:p>
          </draw:text-box>
        </draw:frame>
        <draw:frame presentation:style-name="pr8" draw:layer="layout" svg:width="24cm" svg:height="10.15cm" svg:x="2cm" svg:y="5cm" presentation:class="outline" presentation:user-transformed="true">
          <draw:text-box>
            <text:list text:style-name="L3">
              <text:list-item>
                <text:p>Unlimited potential</text:p>
                <text:list>
                  <text:list-item>
                    <text:p>Computing digits of pi</text:p>
                  </text:list-item>
                  <text:list-item>
                    <text:p>Calculating SHA256 values</text:p>
                  </text:list-item>
                  <text:list-item>
                    <text:p>Solving mazes</text:p>
                  </text:list-item>
                  <text:list-item>
                    <text:p>Or perhaps we can answer the most important question...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007cm" svg:x="2cm" svg:y="0.653cm" presentation:class="title" presentation:user-transformed="true">
          <draw:text-box>
            <text:p>A brief history lesson: <text:s text:c="8"/>Turing machines</text:p>
          </draw:text-box>
        </draw:frame>
        <draw:frame presentation:style-name="pr8" draw:layer="layout" svg:width="24cm" svg:height="10.15cm" svg:x="2cm" svg:y="5cm" presentation:class="outline" presentation:user-transformed="true">
          <draw:text-box>
            <text:list text:style-name="L3">
              <text:list-item>
                <text:p>Can it run Doom?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007cm" svg:x="2cm" svg:y="0.653cm" presentation:class="title" presentation:user-transformed="true">
          <draw:text-box>
            <text:p>A brief history lesson: <text:s text:c="8"/>Turing machines</text:p>
          </draw:text-box>
        </draw:frame>
        <draw:frame presentation:style-name="pr8" draw:layer="layout" svg:width="24cm" svg:height="10.15cm" svg:x="2cm" svg:y="5cm" presentation:class="outline" presentation:user-transformed="true">
          <draw:text-box>
            <text:list text:style-name="L3">
              <text:list-item>
                <text:p>A great example: modern day phones</text:p>
              </text:list-item>
              <text:list-item>
                <text:p>“There’s an app for that”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923cm" svg:x="2cm" svg:y="0.695cm" presentation:class="title" presentation:user-transformed="true">
          <draw:text-box>
            <text:p>So what is a state machine?</text:p>
          </draw:text-box>
        </draw:frame>
        <draw:frame presentation:style-name="pr8" draw:layer="layout" svg:width="24cm" svg:height="10.15cm" svg:x="2cm" svg:y="5cm" presentation:class="outline" presentation:user-transformed="true">
          <draw:text-box>
            <text:list text:style-name="L3">
              <text:list-item>
                <text:p>A subset of Turing machine</text:p>
              </text:list-item>
              <text:list-item>
                <text:p>Takes input</text:p>
              </text:list-item>
              <text:list-item>
                <text:p>Stores data about it’s current state</text:p>
              </text:list-item>
              <text:list-item>
                <text:p>Returns an output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3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0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438cm" fo:text-indent="0cm"/>
      <style:text-properties fo:color="#333333" style:font-name="Noto Sans4" fo:font-family="'Noto Sans'" style:font-family-generic="swiss" style:font-pitch="variable" fo:font-size="20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27cm" fo:text-indent="0cm"/>
      <style:text-properties fo:color="#333333" style:font-name="Noto Sans4" fo:font-family="'Noto Sans'" style:font-family-generic="swiss" style:font-pitch="variable" fo:font-size="20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17cm" fo:text-indent="0cm"/>
      <style:text-properties fo:color="#333333" style:font-name="Noto Sans4" fo:font-family="'Noto Sans'" style:font-family-generic="swiss" style:font-pitch="variable" fo:font-size="20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06cm" fo:text-indent="0cm"/>
      <style:text-properties fo:color="#333333" style:font-name="Noto Sans4" fo:font-family="'Noto Sans'" style:font-family-generic="swiss" style:font-pitch="variable" fo:font-size="20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06cm" fo:text-indent="0cm"/>
      <style:text-properties fo:color="#333333" style:font-name="Noto Sans4" fo:font-family="'Noto Sans'" style:font-family-generic="swiss" style:font-pitch="variable" fo:font-size="20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06cm" fo:text-indent="0cm"/>
      <style:text-properties fo:color="#333333" style:font-name="Noto Sans4" fo:font-family="'Noto Sans'" style:font-family-generic="swiss" style:font-pitch="variable" fo:font-size="20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06cm" fo:text-indent="0cm"/>
      <style:text-properties fo:font-size="22.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06cm" fo:text-indent="0cm"/>
      <style:text-properties fo:font-size="22.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0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13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3.2999992370605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32cm" fo:text-indent="0cm"/>
      <style:text-properties fo:color="#333333" fo:font-size="23.2999992370605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47cm" fo:text-indent="0cm"/>
      <style:text-properties fo:color="#333333" fo:font-size="23.2999992370605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65cm" fo:text-indent="0cm"/>
      <style:text-properties fo:color="#333333" fo:font-size="23.2999992370605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82cm" fo:text-indent="0cm"/>
      <style:text-properties fo:color="#333333" fo:font-size="23.2999992370605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82cm" fo:text-indent="0cm"/>
      <style:text-properties fo:color="#333333" fo:font-size="23.2999992370605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82cm" fo:text-indent="0cm"/>
      <style:text-properties fo:color="#333333" fo:font-size="23.2999992370605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8cm" fo:text-indent="0cm"/>
      <style:text-properties fo:font-size="16.700000762939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8cm" fo:text-indent="0cm"/>
      <style:text-properties fo:font-size="16.700000762939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36.5999984741211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.333cm" svg:x="2.2cm" svg:y="9.5cm" presentation:class="title" presentation:placeholder="true">
        <draw:text-box/>
      </draw:frame>
      <draw:frame presentation:style-name="Impress-outline1" draw:layer="backgroundobjects" svg:width="23.8cm" svg:height="2.274cm" svg:x="2.2cm" svg:y="13.66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207cm" svg:x="9.576cm" svg:y="15.94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207cm" svg:x="20.076cm" svg:y="15.94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2.5cm" svg:x="0cm" svg:y="10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923cm" svg:x="2cm" svg:y="0.695cm" presentation:class="title" presentation:placeholder="true">
        <draw:text-box/>
      </draw:frame>
      <draw:frame presentation:style-name="Impress1-outline1" draw:layer="backgroundobjects" svg:width="24cm" svg:height="10.15cm" svg:x="2cm" svg:y="5cm" presentation:class="outline" presentation:placeholder="true">
        <draw:text-box/>
      </draw:frame>
      <draw:frame presentation:style-name="Mpr5" draw:text-style-name="MP2" draw:layer="backgroundobjects" svg:width="6.523cm" svg:height="1.207cm" svg:x="1.4cm" svg:y="15.94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207cm" svg:x="9.576cm" svg:y="15.94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207cm" svg:x="20.076cm" svg:y="15.94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2.5cm" svg:x="0cm" svg:y="0.66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1T10:31:44.647253381</meta:creation-date>
    <meta:editing-duration>PT25M43S</meta:editing-duration>
    <meta:editing-cycles>2</meta:editing-cycles>
    <meta:generator>LibreOffice/6.4.7.2$Linux_X86_64 LibreOffice_project/40$Build-2</meta:generator>
    <dc:title>Impress</dc:title>
    <dc:date>2024-05-01T13:08:39.323457879</dc:date>
    <meta:document-statistic meta:object-count="98"/>
  </office:meta>
</office:document-meta>
</file>